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automatic-styles>
    <style:style style:family="table-column" style:name="co1">
      <style:table-column-properties fo:break-before="auto" style:column-width="25.77mm"/>
    </style:style>
    <style:style style:family="table-column" style:name="co2">
      <style:table-column-properties fo:break-before="auto" style:column-width="66.45mm"/>
    </style:style>
    <style:style style:family="table-column" style:name="co3">
      <style:table-column-properties fo:break-before="auto" style:column-width="15.35mm"/>
    </style:style>
    <style:style style:family="table-column" style:name="co4">
      <style:table-column-properties fo:break-before="auto" style:column-width="1.62mm"/>
    </style:style>
    <style:style style:family="table-column" style:name="co5">
      <style:table-column-properties fo:break-before="auto" style:column-width="17.67mm"/>
    </style:style>
    <style:style style:family="table-column" style:name="co6">
      <style:table-column-properties fo:break-before="auto" style:column-width="20.02mm"/>
    </style:style>
    <style:style style:family="table-column" style:name="co7">
      <style:table-column-properties fo:break-before="auto" style:column-width="27.38mm"/>
    </style:style>
    <style:style style:family="table-column" style:name="co8">
      <style:table-column-properties fo:break-before="auto" style:column-width="30.41mm"/>
    </style:style>
    <style:style style:family="table-column" style:name="co9">
      <style:table-column-properties fo:break-before="auto" style:column-width="40.09mm"/>
    </style:style>
    <style:style style:family="table-column" style:name="co10">
      <style:table-column-properties fo:break-before="auto" style:column-width="22.58mm"/>
    </style:style>
    <style:style style:family="table-row" style:name="ro1">
      <style:table-row-properties fo:break-before="auto" style:row-height="10.58mm" style:use-optimal-row-height="false"/>
    </style:style>
    <style:style style:family="table-row" style:name="ro2">
      <style:table-row-properties fo:break-before="auto" style:row-height="8.01mm" style:use-optimal-row-height="false"/>
    </style:style>
    <style:style style:family="table-row" style:name="ro3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family="table-cell" style:name="ce1" style:parent-style-name="Result2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style="normal" style:font-name="Arial" style:text-underline-style="none"/>
    </style:style>
    <style:style style:data-style-name="N36" style:family="table-cell" style:name="ce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style="normal" fo:font-weight="normal" style:font-name="Arial" style:text-underline-style="none"/>
    </style:style>
    <style:style style:data-style-name="N0" style:family="table-cell" style:name="ce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4pt" fo:font-weight="normal" style:font-name="Arial" style:font-size-asian="14pt" style:font-size-complex="14pt" style:text-underline-style="none"/>
    </style:style>
    <style:style style:data-style-name="N36" style:family="table-cell" style:name="ce2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normal" style:font-name="Arial" style:text-underline-style="none"/>
    </style:style>
    <style:style style:family="table-cell" style:name="ce6" style:parent-style-name="Default">
      <style:text-properties fo:font-size="12pt"/>
    </style:style>
    <style:style style:data-style-name="N0" style:family="table-cell" style:name="ce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9" style:family="table-cell" style:name="ce1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9" style:family="table-cell" style:name="ce1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9" style:family="table-cell" style:name="ce1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9" style:family="table-cell" style:name="ce13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9" style:family="table-cell" style:name="ce14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1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7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1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1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2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9" style:family="table-cell" style:name="ce21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00" style:family="table-cell" style:name="ce2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100" style:family="table-cell" style:name="ce2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family="table-row" style:name="aed7b6c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ce6" table:style-name="co1"/>
        <table:table-column table:default-cell-style-name="ce6" table:style-name="co2"/>
        <table:table-column table:default-cell-style-name="ce6" table:style-name="co3"/>
        <table:table-column table:default-cell-style-name="ce6" table:style-name="co4"/>
        <table:table-column table:default-cell-style-name="ce6" table:style-name="co5"/>
        <table:table-column table:default-cell-style-name="ce6" table:style-name="co6"/>
        <table:table-column table:default-cell-style-name="ce6" table:style-name="co7"/>
        <table:table-column table:default-cell-style-name="ce6" table:style-name="co8"/>
        <table:table-column table:default-cell-style-name="ce6" table:style-name="co9"/>
        <table:table-column table:default-cell-style-name="ce6" table:number-columns-repeated="247" table:style-name="co5"/>
        <table:table-row table:style-name="ro1">
          <table:table-cell calcext:value-type="string" office:value-type="string" table:style-name="ce1">
            <text:p>DATA</text:p>
          </table:table-cell>
          <table:table-cell calcext:value-type="string" office:value-type="string" table:style-name="ce7">
            <text:p>NF - SERV. PROD. </text:p>
          </table:table-cell>
          <table:table-cell calcext:value-type="string" office:value-type="string" table:style-name="ce10">
            <text:p>R$</text:p>
          </table:table-cell>
          <table:table-cell table:style-name="ce13"/>
          <table:table-cell calcext:value-type="string" office:value-type="string" table:style-name="ce15">
            <text:p>PAGO</text:p>
          </table:table-cell>
          <table:table-cell calcext:value-type="string" office:value-type="string" table:style-name="ce10">
            <text:p>VALOR</text:p>
          </table:table-cell>
          <table:table-cell calcext:value-type="string" office:value-type="string" table:style-name="ce18">
            <text:p>DATA</text:p>
          </table:table-cell>
          <table:table-cell calcext:value-type="string" office:value-type="string" table:style-name="ce21">
            <text:p>SALDO DEVEDOR</text:p>
          </table:table-cell>
          <table:table-cell calcext:value-type="string" office:value-type="string" table:style-name="ce22">
            <text:p>OBS.:</text:p>
          </table:table-cell>
          <table:table-cell table:number-columns-repeated="247"/>
        </table:table-row>
        <table:table-row table:style-name="ro2">
          <table:table-cell calcext:value-type="date" office:date-value="2017-04-26" office:value-type="date" table:style-name="ce2">
            <text:p>26/04/2017</text:p>
          </table:table-cell>
          <table:table-cell calcext:value-type="string" office:value-type="string" table:style-name="ce8">
            <text:p>Mens. 04/2017 (A.C.)</text:p>
          </table:table-cell>
          <table:table-cell calcext:value-type="float" office:value="250" office:value-type="float" table:style-name="ce11">
            <text:p>250,00</text:p>
          </table:table-cell>
          <table:table-cell table:style-name="ce14"/>
          <table:table-cell calcext:value-type="string" office:value-type="string" table:style-name="ce16">
            <text:p>pg</text:p>
          </table:table-cell>
          <table:table-cell calcext:value-type="float" office:value="250" office:value-type="float" table:style-name="ce11">
            <text:p>250,00</text:p>
          </table:table-cell>
          <table:table-cell calcext:value-type="date" office:date-value="2017-08-30" office:value-type="date" table:style-name="ce19">
            <text:p>30/08/2017</text:p>
          </table:table-cell>
          <table:table-cell calcext:value-type="float" office:value="0" office:value-type="float" table:formula="of:=[.C2]-[.F2]" table:style-name="ce11">
            <text:p>-</text:p>
          </table:table-cell>
          <table:table-cell table:style-name="ce16"/>
          <table:table-cell table:number-columns-repeated="247"/>
        </table:table-row>
        <table:table-row table:style-name="ro2">
          <table:table-cell calcext:value-type="date" office:date-value="2017-05-25" office:value-type="date" table:style-name="ce2">
            <text:p>25/05/2017</text:p>
          </table:table-cell>
          <table:table-cell calcext:value-type="string" office:value-type="string" table:style-name="ce8">
            <text:p>Mens. 05/2017 (A.C.)</text:p>
          </table:table-cell>
          <table:table-cell calcext:value-type="float" office:value="250" office:value-type="float" table:style-name="ce11">
            <text:p>250,00</text:p>
          </table:table-cell>
          <table:table-cell table:style-name="ce14"/>
          <table:table-cell calcext:value-type="string" office:value-type="string" table:style-name="ce16">
            <text:p>pg</text:p>
          </table:table-cell>
          <table:table-cell calcext:value-type="float" office:value="250" office:value-type="float" table:style-name="ce11">
            <text:p>250,00</text:p>
          </table:table-cell>
          <table:table-cell calcext:value-type="date" office:date-value="2017-10-05" office:value-type="date" table:style-name="ce19">
            <text:p>05/10/2017</text:p>
          </table:table-cell>
          <table:table-cell calcext:value-type="float" office:value="0" office:value-type="float" table:formula="of:=[.C3]-[.F3]" table:style-name="ce11">
            <text:p>-</text:p>
          </table:table-cell>
          <table:table-cell table:style-name="ce16"/>
          <table:table-cell table:number-columns-repeated="247"/>
        </table:table-row>
        <table:table-row table:style-name="ro2">
          <table:table-cell calcext:value-type="date" office:date-value="2017-06-27" office:value-type="date" table:style-name="ce2">
            <text:p>27/06/2017</text:p>
          </table:table-cell>
          <table:table-cell calcext:value-type="string" office:value-type="string" table:style-name="ce8">
            <text:p>Mens. 06/2017 (A.C.)</text:p>
          </table:table-cell>
          <table:table-cell calcext:value-type="float" office:value="250" office:value-type="float" table:style-name="ce11">
            <text:p>250,00</text:p>
          </table:table-cell>
          <table:table-cell table:style-name="ce1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11">
            <text:p>-</text:p>
          </table:table-cell>
          <table:table-cell table:style-name="ce19"/>
          <table:table-cell calcext:value-type="float" office:value="250" office:value-type="float" table:formula="of:=[.C4]-[.F4]" table:style-name="ce11">
            <text:p>250,00</text:p>
          </table:table-cell>
          <table:table-cell table:style-name="ce16"/>
          <table:table-cell table:number-columns-repeated="247"/>
        </table:table-row>
        <table:table-row table:style-name="ro2">
          <table:table-cell calcext:value-type="date" office:date-value="2017-07-21" office:value-type="date" table:style-name="ce2">
            <text:p>21/07/2017</text:p>
          </table:table-cell>
          <table:table-cell calcext:value-type="string" office:value-type="string" table:style-name="ce8">
            <text:p>Mens. 07/2017 (A.C.)</text:p>
          </table:table-cell>
          <table:table-cell calcext:value-type="float" office:value="250" office:value-type="float" table:style-name="ce11">
            <text:p>250,00</text:p>
          </table:table-cell>
          <table:table-cell table:style-name="ce1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11">
            <text:p>-</text:p>
          </table:table-cell>
          <table:table-cell table:style-name="ce19"/>
          <table:table-cell calcext:value-type="float" office:value="250" office:value-type="float" table:formula="of:=[.C5]-[.F5]" table:style-name="ce11">
            <text:p>250,00</text:p>
          </table:table-cell>
          <table:table-cell table:style-name="ce16"/>
          <table:table-cell table:number-columns-repeated="247"/>
        </table:table-row>
        <table:table-row table:style-name="ro2">
          <table:table-cell calcext:value-type="date" office:date-value="2017-08-25" office:value-type="date" table:style-name="ce2">
            <text:p>25/08/2017</text:p>
          </table:table-cell>
          <table:table-cell calcext:value-type="string" office:value-type="string" table:style-name="ce8">
            <text:p>Mens. 08/2017 (A.C.)</text:p>
          </table:table-cell>
          <table:table-cell calcext:value-type="float" office:value="250" office:value-type="float" table:style-name="ce11">
            <text:p>250,00</text:p>
          </table:table-cell>
          <table:table-cell table:style-name="ce1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11">
            <text:p>-</text:p>
          </table:table-cell>
          <table:table-cell table:style-name="ce19"/>
          <table:table-cell calcext:value-type="float" office:value="250" office:value-type="float" table:formula="of:=[.C6]-[.F6]" table:style-name="ce11">
            <text:p>250,00</text:p>
          </table:table-cell>
          <table:table-cell table:style-name="ce16"/>
          <table:table-cell table:number-columns-repeated="247"/>
        </table:table-row>
        <table:table-row table:style-name="ro2">
          <table:table-cell calcext:value-type="date" office:date-value="2017-09-27" office:value-type="date" table:style-name="ce2">
            <text:p>27/09/2017</text:p>
          </table:table-cell>
          <table:table-cell calcext:value-type="string" office:value-type="string" table:style-name="ce8">
            <text:p>Mens. 09/2017 (A.C.)</text:p>
          </table:table-cell>
          <table:table-cell calcext:value-type="float" office:value="250" office:value-type="float" table:style-name="ce11">
            <text:p>250,00</text:p>
          </table:table-cell>
          <table:table-cell table:style-name="ce1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11">
            <text:p>-</text:p>
          </table:table-cell>
          <table:table-cell calcext:value-type="string" office:value-type="string" table:style-name="ce19">
            <text:p/>
          </table:table-cell>
          <table:table-cell calcext:value-type="float" office:value="250" office:value-type="float" table:formula="of:=[.C7]-[.F7]" table:style-name="ce11">
            <text:p>250,00</text:p>
          </table:table-cell>
          <table:table-cell table:style-name="ce16"/>
          <table:table-cell table:number-columns-repeated="247"/>
        </table:table-row>
        <table:table-row table:style-name="ro2">
          <table:table-cell calcext:value-type="date" office:date-value="2017-10-27" office:value-type="date" table:style-name="ce2">
            <text:p>27/10/2017</text:p>
          </table:table-cell>
          <table:table-cell calcext:value-type="string" office:value-type="string" table:style-name="ce8">
            <text:p>Mens. 10/2017 (A.C.)</text:p>
          </table:table-cell>
          <table:table-cell calcext:value-type="float" office:value="250" office:value-type="float" table:style-name="ce11">
            <text:p>250,00</text:p>
          </table:table-cell>
          <table:table-cell table:style-name="ce1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11">
            <text:p>-</text:p>
          </table:table-cell>
          <table:table-cell calcext:value-type="string" office:value-type="string" table:style-name="ce19">
            <text:p/>
          </table:table-cell>
          <table:table-cell calcext:value-type="float" office:value="250" office:value-type="float" table:formula="of:=[.C8]-[.F8]" table:style-name="ce11">
            <text:p>250,00</text:p>
          </table:table-cell>
          <table:table-cell table:style-name="ce16"/>
          <table:table-cell table:number-columns-repeated="247"/>
        </table:table-row>
        <table:table-row table:style-name="aed7b6c">
          <table:table-cell calcext:value-type="date" office:date-value="2017-11-28" office:value-type="date" table:style-name="ce2">
            <text:p>2017-11-28</text:p>
          </table:table-cell>
          <table:table-cell calcext:value-type="string" office:string-value="Mens. 11/2017 (A.C.)" office:value-type="string" table:style-name="ce8">
            <text:p>Mens. 11/2017 (A.C.)</text:p>
          </table:table-cell>
          <table:table-cell calcext:value-type="float" office:value="250.0" office:value-type="float" table:style-name="ce11">
            <text:p>250.0</text:p>
          </table:table-cell>
          <table:table-cell table:style-name="ce14"/>
          <table:table-cell calcext:value-type="string" office:string-value="não" office:value-type="string" table:style-name="ce16">
            <text:p>não</text:p>
          </table:table-cell>
          <table:table-cell calcext:value-type="float" office:value="0.0" office:value-type="float" table:style-name="ce11">
            <text:p>0.0</text:p>
          </table:table-cell>
          <table:table-cell calcext:value-type="string" office:string-value="" office:value-type="string" table:style-name="ce19">
            <text:p/>
          </table:table-cell>
          <table:table-cell calcext:value-type="float" table:formula="=C9-F9" table:style-name="ce11"/>
          <table:table-cell table:style-name="ce16"/>
          <table:table-cell table:number-columns-repeated="247"/>
        </table:table-row>
        <table:table-row table:style-name="ro2">
          <table:table-cell table:number-columns-repeated="6" table:style-name="ce3"/>
          <table:table-cell calcext:value-type="string" office:value-type="string" table:style-name="ce20">
            <text:p>TOTAL</text:p>
          </table:table-cell>
          <table:table-cell calcext:value-type="float" office:value="1250" office:value-type="float" table:formula="=SUM(H2:H9)" table:style-name="ce10">
            <text:p>1.250,00</text:p>
          </table:table-cell>
          <table:table-cell table:style-name="ce22"/>
          <table:table-cell table:number-columns-repeated="247"/>
        </table:table-row>
        <table:table-row table:style-name="ro2">
          <table:table-cell table:style-name="ce4"/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calcext:value-type="string" office:value-type="string" table:style-name="ce5">
            <text:p>Hideo, está atrasado em cinco mensalidades. Por favor, procure acertar.</text:p>
          </table:table-cell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calcext:value-type="string" office:value-type="string" table:style-name="ce5">
            <text:p>Ricardo disse que está tendo problemas em relação às vendas e compras.</text:p>
          </table:table-cell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calcext:value-type="string" office:value-type="string" table:style-name="ce5">
            <text:p>Por favor, entre em contato com ele, o mais breve, porque senão não tem</text:p>
          </table:table-cell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calcext:value-type="string" office:value-type="string" table:style-name="ce5">
            <text:p>condições de fazer a escrituração.</text:p>
          </table:table-cell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table:style-name="ce4"/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calcext:value-type="string" office:value-type="string" table:style-name="ce29">
            <text:p>23/11/2017 – Leonardo falou que já foi entregue.</text:p>
          </table:table-cell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number-rows-repeated="31974" table:style-name="ro2">
          <table:table-cell table:style-name="ce4"/>
          <table:table-cell table:style-name="ce9"/>
          <table:table-cell table:number-columns-repeated="2" table:style-name="ce12"/>
          <table:table-cell table:style-name="ce17"/>
          <table:table-cell table:style-name="ce12"/>
          <table:table-cell table:style-name="ce4"/>
          <table:table-cell table:style-name="ce12"/>
          <table:table-cell table:style-name="ce23"/>
          <table:table-cell table:number-columns-repeated="247"/>
        </table:table-row>
        <table:table-row table:number-rows-repeated="33545" table:style-name="ro2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styles>
    <style:default-style style:family="table-cell">
      <style:table-cell-properties style:decimal-places="2"/>
      <style:paragraph-properties style:tab-stop-distance="12.5m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</number:text>
      <number:number loext:min-decimal-places="0" number:decimal-places="0" number:grouping="true" number:min-integer-digits="1"/>
    </number:number-style>
    <number:number-style style:name="N127">
      <number:text>(R$""""""""</number:text>
      <number:number loext:min-decimal-places="0" number:decimal-places="0" number:grouping="true" number:min-integer-digits="1"/>
      <number:text>)</number:text>
      <style:map style:apply-style-name="N127P0" style:condition="value()&gt;=0"/>
    </number:number-style>
    <number:number-style style:name="N128P0" style:volatile="true">
      <number:text>R$""""""""</number:text>
      <number:number loext:min-decimal-places="0" number:decimal-places="0" number:grouping="true" number:min-integer-digits="1"/>
    </number:number-style>
    <number:number-style style:name="N128">
      <style:text-properties fo:color="#ff0000"/>
      <number:text>(R$""""""""</number:text>
      <number:number loext:min-decimal-places="0" number:decimal-places="0" number:grouping="true" number:min-integer-digits="1"/>
      <number:text>)</number:text>
      <style:map style:apply-style-name="N128P0" style:condition="value()&gt;=0"/>
    </number:number-style>
    <number:number-style style:name="N130P0" style:volatile="true">
      <number:text>R$""""""""</number:text>
      <number:number loext:min-decimal-places="2" number:decimal-places="2" number:grouping="true" number:min-integer-digits="1"/>
    </number:number-style>
    <number:number-style style:name="N130">
      <number:text>(R$""""""""</number:text>
      <number:number loext:min-decimal-places="2" number:decimal-places="2" number:grouping="true" number:min-integer-digits="1"/>
      <number:text>)</number:text>
      <style:map style:apply-style-name="N130P0" style:condition="value()&gt;=0"/>
    </number:number-style>
    <number:number-style style:name="N131P0" style:volatile="true">
      <number:text>R$""""""""</number:text>
      <number:number loext:min-decimal-places="2" number:decimal-places="2" number:grouping="true" number:min-integer-digits="1"/>
    </number:number-style>
    <number:number-style style:name="N131">
      <style:text-properties fo:color="#ff0000"/>
      <number:text>(R$""""""""</number:text>
      <number:number loext:min-decimal-places="2" number:decimal-places="2" number:grouping="true" number:min-integer-digits="1"/>
      <number:text>)</number:text>
      <style:map style:apply-style-name="N131P0" style:condition="value()&gt;=0"/>
    </number:number-style>
    <number:number-style style:name="N133P0" style:volatile="true">
      <number:text>R$""""""""</number:text>
      <number:number loext:min-decimal-places="0" number:decimal-places="0" number:grouping="true" number:min-integer-digits="1"/>
    </number:number-style>
    <number:number-style style:name="N133P1" style:volatile="true">
      <number:text>R$(""""""""</number:text>
      <number:number loext:min-decimal-places="0" number:decimal-places="0" number:grouping="true" number:min-integer-digits="1"/>
      <number:text>)</number:text>
    </number:number-style>
    <number:number-style style:name="N133">
      <number:text>R$-""""""""</number:text>
      <style:map style:apply-style-name="N133P0" style:condition="value()&gt;0"/>
      <style:map style:apply-style-name="N133P1" style:condition="value()&lt;0"/>
    </number:number-style>
    <number:number-style style:name="N135P0" style:volatile="true">
      <number:number loext:min-decimal-places="0" number:decimal-places="0" number:grouping="true" number:min-integer-digits="1"/>
    </number:number-style>
    <number:number-style style:name="N135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5">
      <number:text>-</number:text>
      <style:map style:apply-style-name="N135P0" style:condition="value()&gt;0"/>
      <style:map style:apply-style-name="N135P1" style:condition="value()&lt;0"/>
    </number:number-style>
    <number:number-style style:name="N137P0" style:volatile="true">
      <number:text>R$""""""""</number:text>
      <number:number loext:min-decimal-places="2" number:decimal-places="2" number:grouping="true" number:min-integer-digits="1"/>
    </number:number-style>
    <number:number-style style:name="N137P1" style:volatile="true">
      <number:text>R$(""""""""</number:text>
      <number:number loext:min-decimal-places="2" number:decimal-places="2" number:grouping="true" number:min-integer-digits="1"/>
      <number:text>)</number:text>
    </number:number-style>
    <number:number-style style:name="N137">
      <number:text>R$-""""""""</number:text>
      <number:number loext:min-decimal-places="0" number:decimal-places="0" number:min-integer-digits="0"/>
      <style:map style:apply-style-name="N137P0" style:condition="value()&gt;0"/>
      <style:map style:apply-style-name="N137P1" style:condition="value()&lt;0"/>
    </number:number-style>
    <number:number-style style:name="N139P0" style:volatile="true">
      <number:number loext:min-decimal-places="2" number:decimal-places="2" number:grouping="true" number:min-integer-digits="1"/>
    </number:number-style>
    <number:number-style style:name="N139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9">
      <number:text>-</number:text>
      <number:number loext:min-decimal-places="0" number:decimal-places="0" number:min-integer-digits="0"/>
      <style:map style:apply-style-name="N139P0" style:condition="value()&gt;0"/>
      <style:map style:apply-style-name="N139P1" style:condition="value()&lt;0"/>
    </number:number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</office:styles>
  <office:automatic-styles>
    <style:page-layout style:name="Mpm1">
      <style:page-layout-properties fo:background-color="transparent" fo:margin-bottom="6.6mm" fo:margin-left="10mm" fo:margin-right="17.99mm" fo:margin-top="6.4mm" fo:page-height="210.01mm" fo:page-width="297mm" style:num-format="1" style:print-orientation="landscape" style:shadow="none" style:table-centering="horizontal">
        <style:background-image/>
      </style:page-layout-properties>
      <style:header-style>
        <style:header-footer-properties fo:margin-bottom="2.5mm" fo:margin-left="0mm" fo:margin-right="10mm" fo:min-height="12.51mm"/>
      </style:header-style>
      <style:footer-style>
        <style:header-footer-properties fo:margin-left="0mm" fo:margin-right="0mm" fo:margin-top="2.5mm" fo:min-height="12.51mm"/>
      </style:footer-style>
    </style:page-layout>
    <style:page-layout style:name="Mpm2">
      <style:header-style>
        <style:header-footer-properties fo:background-color="#c0c0c0" fo:border="2.49pt solid #000000" fo:margin-bottom="2.5mm" fo:margin-left="0mm" fo:margin-right="0mm" fo:min-height="7.51mm" fo:padding="0.18mm">
          <style:background-image/>
        </style:header-footer-properties>
      </style:header-style>
      <style:footer-style>
        <style:header-footer-properties fo:background-color="#c0c0c0" fo:border="2.49pt solid #000000" fo:margin-left="0mm" fo:margin-right="0mm" fo:margin-top="2.5mm" fo:min-height="7.51mm" fo:padding="0.18mm">
          <style:background-image/>
        </style:header-footer-properties>
      </style:footer-style>
    </style:page-layout>
    <style:style style:family="text" style:name="MT1">
      <style:text-properties fo:color="#000000" fo:font-size="12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4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11-28">00/00/0000</text:date></text:span><text:span text:style-name="MT2"><text:s/>- </text:span><text:span text:style-name="MT2"><text:time style:data-style-name="N2" text:time-value="14:52:17.650906281">00:00:00</text:time></text:span><text:span text:style-name="MT2"><text:s/></text:span></text:p>
        </style:region-center>
        <style:region-right>
          <text:p><text:span text:style-name="MT3">Luiz Hideo Suzuki - ME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Luiz Hideo Suzuki - ME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 style:data-style-name="N2" text:time-value="14:52:17.6551216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meta:initial-creator>Carlos Augusto Marcicano</meta:initial-creator>
    <meta:creation-date>2000-10-16T13:31:35</meta:creation-date>
    <dc:date>2017-11-28T15:04:12.420130137</dc:date>
    <meta:print-date>2014-03-31T11:47:45.393545574</meta:print-date>
    <dc:language>pt-PT</dc:language>
    <meta:editing-cycles>432</meta:editing-cycles>
    <meta:editing-duration>PT21H56M23S</meta:editing-duration>
    <meta:document-statistic meta:table-count="1" meta:cell-count="61" meta:object-count="0"/>
    <meta:user-defined meta:name="Info 0"/>
    <meta:user-defined meta:name="Info 1"/>
    <meta:user-defined meta:name="Info 2"/>
    <meta:user-defined meta:name="Info 3"/>
  </office:meta>
</office:document-meta>
</file>